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FreeSans" fo:font-weight="bold" officeooo:rsid="001b9e07" officeooo:paragraph-rsid="001b9e07" style:font-weight-asian="bold" style:font-weight-complex="bold"/>
    </style:style>
    <style:style style:name="P2" style:family="paragraph" style:parent-style-name="Preformatted_20_Text" style:list-style-name="L3">
      <style:paragraph-properties fo:text-align="start" style:justify-single-word="false"/>
      <style:text-properties style:font-name="FreeSans" fo:font-weight="normal" officeooo:rsid="001b9e07" officeooo:paragraph-rsid="001b9e07" style:font-weight-asian="normal" style:font-weight-complex="normal"/>
    </style:style>
    <style:style style:name="P3" style:family="paragraph" style:parent-style-name="Preformatted_20_Text">
      <style:paragraph-properties fo:text-align="justify" style:justify-single-word="false"/>
      <style:text-properties style:font-name="FreeSans" fo:font-size="12pt" fo:font-weight="bold" officeooo:rsid="001b9e07" officeooo:paragraph-rsid="001b9e07" style:font-size-asian="12pt" style:font-weight-asian="bold" style:font-size-complex="12pt" style:font-weight-complex="bold"/>
    </style:style>
    <style:style style:name="P4" style:family="paragraph" style:parent-style-name="Preformatted_20_Text" style:list-style-name="L3">
      <style:paragraph-properties fo:text-align="start" style:justify-single-word="false"/>
      <style:text-properties style:font-name="Nimbus Mono L" fo:font-weight="normal" officeooo:rsid="001b9e07" officeooo:paragraph-rsid="001b9e07" style:font-weight-asian="normal" style:font-weight-complex="normal"/>
    </style:style>
    <style:style style:name="P5" style:family="paragraph" style:parent-style-name="Preformatted_20_Text" style:list-style-name="L4">
      <style:paragraph-properties fo:text-align="start" style:justify-single-word="false"/>
      <style:text-properties style:font-name="Nimbus Mono L" fo:font-weight="normal" officeooo:rsid="001b9e07" officeooo:paragraph-rsid="001b9e07" style:font-weight-asian="normal" style:font-weight-complex="normal"/>
    </style:style>
    <style:style style:name="P6" style:family="paragraph" style:parent-style-name="Preformatted_20_Text" style:list-style-name="L3">
      <style:paragraph-properties fo:text-align="start" style:justify-single-word="false"/>
      <style:text-properties style:font-name="FreeSans" fo:font-weight="normal" officeooo:rsid="001b9e07" officeooo:paragraph-rsid="001b9e07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FreeSans" fo:font-weight="normal" officeooo:rsid="001b9e07" officeooo:paragraph-rsid="001b9e07" style:font-weight-asian="normal" style:font-weight-complex="normal"/>
    </style:style>
    <style:style style:name="T1" style:family="text">
      <style:text-properties officeooo:rsid="001012b7"/>
    </style:style>
    <style:style style:name="T2" style:family="text">
      <style:text-properties style:font-name="Nimbus Mono L"/>
    </style:style>
    <style:style style:name="T3" style:family="text">
      <style:text-properties style:font-name="Nimbus Mono L" officeooo:rsid="001012b7"/>
    </style:style>
    <style:style style:name="T4" style:family="text">
      <style:text-properties officeooo:rsid="001bbc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istrierung</text:p>
      <text:p text:style-name="P1"/>
      <text:list xml:id="list5094673215821375323" text:style-name="L3">
        <text:list-item>
          <text:p text:style-name="P4">cd ROS/&lt;catkin_ws&gt;/</text:p>
        </text:list-item>
        <text:list-item>
          <text:p text:style-name="P4">. devel/setup.bash</text:p>
        </text:list-item>
        <text:list-item>
          <text:p text:style-name="P4">roscore</text:p>
        </text:list-item>
        <text:list-item>
          <text:p text:style-name="P2"><text:span text:style-name="T2">roslaunch iiwa_registration toolbar.launch</text:span> → Sorgt dafür, dass beim Start von ROSSmartServo eine Toolbar mit Knopf (get) auf dem SmartPad initialisiert wird. </text:p>
        </text:list-item>
        <text:list-item>
          <text:p text:style-name="P2">Starte ROSSmartServo</text:p>
        </text:list-item>
        <text:list-item>
          <text:p text:style-name="P2"><text:span text:style-name="T2">rosservice call </text:span><text:span text:style-name="T3">/iiwa/configuration/configureSmartServo „</text:span><text:span text:style-name="T2">Parameter_aus_Anhang</text:span><text:span text:style-name="T3">“</text:span><text:span text:style-name="T1"> →</text:span> wechsel in den Cartesian Impedance Mode</text:p>
        </text:list-item>
        <text:list-item>
          <text:p text:style-name="P4">rosrun iiwa_registration button_listener</text:p>
        </text:list-item>
        <text:list-item>
          <text:p text:style-name="P2">Nun EEF per hand an gewünschtes Objekt heranfahren und bei erreichter Position „get“-Knopf drücken.</text:p>
        </text:list-item>
        <text:list-item>
          <text:p text:style-name="P2">Bisher: CartPose und JointPos in den Topics</text:p>
        </text:list-item>
      </text:list>
      <text:list xml:id="list4659450322393305386" text:style-name="L4">
        <text:list-item>
          <text:list>
            <text:list-item>
              <text:p text:style-name="P5">/iiwa/regist<text:span text:style-name="T4">e</text:span>red/JointPosition</text:p>
            </text:list-item>
            <text:list-item>
              <text:p text:style-name="P5">/iiwa/regist<text:span text:style-name="T4">e</text:span>red/CartesianPose</text:p>
            </text:list-item>
          </text:list>
        </text:list-item>
      </text:list>
      <text:p text:style-name="P7"><text:tab/>auslesb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7:40:42.101094562</dc:date>
    <meta:editing-duration>PT13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78" meta:character-count="628" meta:non-whitespace-character-count="572"/>
  </office:meta>
</office:document-meta>
</file>